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rshallingSource.setInputSource( 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XMLReader.parse( InputSource 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XMLReader.setProperty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rshallingXMLReader.getProperty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arshallingSource.setXMLReader( XML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XMLReader.setContentHandler( @ Nullable ContentHandler conten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XMLReader.getEntity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XMLReader.parse( String system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XMLReader.getContent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Source.MarshallingSource( Marshaller marshaller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MarshallingXMLReader.setEntityResolver( @ Nullable EntityResolver entity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XMLReader.setDTDHandler( @ Nullable DTDHandler dtd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XMLReader.MarshallingXMLReader( Marshaller marshaller , Object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arshallingXMLReader.setFeature( String 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XMLReader.getError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XMLReader.par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MarshallingSource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XMLReader.getFeatur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XMLReader.setErrorHandler( @ Nullable ErrorHandler error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XMLReader.getLexica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XMLReader.getDTD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rshallingSource.getMarsha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